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baseAnywhereMaxValueIncrementer.SybaseAnywhereMaxValueIncrementer( DataSource dataSource , String incrementerName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baseAnywhereMaxValueIncrementer.getIncremen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baseAnywhereMaxValueIncrementer.SybaseAnywher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